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6a9955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f4474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cta-filters</text:span> { </text:p>
      <text:p text:style-name="P1"><text:span text:style-name="T2">display</text:span>: <text:span text:style-name="T3">flex</text:span>; </text:p>
      <text:p text:style-name="P1"><text:span text:style-name="T2">gap</text:span>: <text:span text:style-name="T4">20px</text:span>; <text:span text:style-name="T5">/* დაშორება ჩიპებს შორის გაზრდილია */</text:span></text:p>
      <text:p text:style-name="P1"><text:span text:style-name="T2">margin-top</text:span>: <text:span text:style-name="T4">40px</text:span>; <text:span text:style-name="T5">/* დაშორება ტექსტსა და ფილტრებს შორის */</text:span></text:p>
      <text:p text:style-name="P1">}</text:p>
      <text:p text:style-name="P1"><text:span text:style-name="T1">.cta-chip</text:span> { </text:p>
      <text:p text:style-name="P1"><text:span text:style-name="T2">padding</text:span>: <text:span text:style-name="T4">12px</text:span> <text:span text:style-name="T4">28px</text:span>; </text:p>
      <text:p text:style-name="P1"><text:span text:style-name="T2">border</text:span>: <text:span text:style-name="T4">1px</text:span> <text:span text:style-name="T3">dashed</text:span> <text:span text:style-name="T3">#333</text:span>; </text:p>
      <text:p text:style-name="P1"><text:span text:style-name="T2">border-radius</text:span>: <text:span text:style-name="T4">12px</text:span>; </text:p>
      <text:p text:style-name="P1"><text:span text:style-name="T2">color</text:span>: <text:span text:style-name="T3">#888</text:span>; </text:p>
      <text:p text:style-name="P1"><text:span text:style-name="T2">cursor</text:span>: <text:span text:style-name="T3">pointer</text:span>; </text:p>
      <text:p text:style-name="P1"><text:span text:style-name="T2">transition</text:span>: <text:span text:style-name="T4">0.4s</text:span>; </text:p>
      <text:p text:style-name="P1">}</text:p>
      <text:p text:style-name="P1"><text:span text:style-name="T1">.cta-chip:hover</text:span> { <text:span text:style-name="T2">background</text:span>: <text:span text:style-name="T3">#1a1a1a</text:span>; <text:span text:style-name="T2">color</text:span>: <text:span text:style-name="T3">#fff</text:span>; }</text:p>
      <text:p text:style-name="Standard"/>
      <text:p text:style-name="Standard"/>
      <text:p text:style-name="Standard"/>
      <text:p text:style-name="P1"><text:span text:style-name="T6">&lt;!</text:span><text:span text:style-name="T7">DOCTYPE</text:span> <text:span text:style-name="T2">html</text:span><text:span text:style-name="T6">&gt;</text:span></text:p>
      <text:p text:style-name="P1"><text:span text:style-name="T6">&lt;</text:span><text:span text:style-name="T7">html</text:span> <text:span text:style-name="T2">lang</text:span>=<text:span text:style-name="T3">"ka"</text:span><text:span text:style-name="T6">&gt;</text:span></text:p>
      <text:p text:style-name="P1"><text:span text:style-name="T6">&lt;</text:span><text:span text:style-name="T7">head</text:span><text:span text:style-name="T6">&gt;</text:span></text:p>
      <text:p text:style-name="P1"><text:span text:style-name="T6">&lt;</text:span><text:span text:style-name="T7">meta</text:span> <text:span text:style-name="T2">charset</text:span>=<text:span text:style-name="T3">"UTF-8"</text:span><text:span text:style-name="T6">&gt;</text:span></text:p>
      <text:p text:style-name="P1"><text:span text:style-name="T6">&lt;</text:span><text:span text:style-name="T7">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6">&gt;</text:span></text:p>
      <text:p text:style-name="P1"><text:span text:style-name="T6">&lt;</text:span><text:span text:style-name="T7">title</text:span><text:span text:style-name="T6">&gt;</text:span>Style Loom<text:span text:style-name="T6">&lt;/</text:span><text:span text:style-name="T7">title</text:span><text:span text:style-name="T6">&gt;</text:span></text:p>
      <text:p text:style-name="P1"><text:span text:style-name="T6">&lt;</text:span><text:span text:style-name="T7">link</text:span> <text:span text:style-name="T2">href</text:span>=<text:span text:style-name="T3">"https://fonts.googleapis.com/css2?family=Inter:wght@400;500;600;700&amp;display=swap"</text:span> <text:span text:style-name="T2">rel</text:span>=<text:span text:style-name="T3">"stylesheet"</text:span><text:span text:style-name="T6">&gt;</text:span></text:p>
      <text:p text:style-name="P1"><text:span text:style-name="T6">&lt;</text:span><text:span text:style-name="T7">link</text:span> <text:span text:style-name="T2">rel</text:span>=<text:span text:style-name="T3">"stylesheet"</text:span> <text:span text:style-name="T2">href</text:span>=<text:span text:style-name="T3">"style.css"</text:span><text:span text:style-name="T6">&gt;</text:span></text:p>
      <text:p text:style-name="P1"><text:span text:style-name="T6">&lt;/</text:span><text:span text:style-name="T7">head</text:span><text:span text:style-name="T6">&gt;</text:span></text:p>
      <text:p text:style-name="P1"><text:span text:style-name="T6">&lt;</text:span><text:span text:style-name="T7">body</text:span><text:span text:style-name="T6">&gt;</text:span></text:p>
      <text:p text:style-name="P2"/>
      <text:p text:style-name="P1"><text:span text:style-name="T6">&lt;</text:span><text:span text:style-name="T7">header</text:span> <text:span text:style-name="T2">class</text:span>=<text:span text:style-name="T3">"navbar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nav-group"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nav-btn active"</text:span><text:span text:style-name="T6">&gt;</text:span>Home<text:span text:style-name="T6">&lt;/</text:span><text:span text:style-name="T7">a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nav-btn"</text:span><text:span text:style-name="T6">&gt;</text:span>Products<text:span text:style-name="T6">&lt;/</text:span><text:span text:style-name="T7">a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Logo.svg"</text:span> <text:span text:style-name="T2">alt</text:span>=<text:span text:style-name="T3">"Style.Loom"</text:span> <text:span text:style-name="T2">class</text:span>=<text:span text:style-name="T3">"log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nav-group"</text:span><text:span text:style-name="T6">&gt;</text:span></text:p>
      <text:p text:style-name="P1"><text:span text:style-name="T6">&lt;</text:span><text:span text:style-name="T7">button</text:span> <text:span text:style-name="T2">class</text:span>=<text:span text:style-name="T3">"cart-btn"</text:span><text:span text:style-name="T6">&gt;</text:span>🛒<text:span text:style-name="T6">&lt;/</text:span><text:span text:style-name="T7">button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contact-btn"</text:span><text:span text:style-name="T6">&gt;</text:span>Contact<text:span text:style-name="T6">&lt;/</text:span><text:span text:style-name="T7">a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header</text:span><text:span text:style-name="T6">&gt;</text:span></text:p>
      <text:p text:style-name="P2"/>
      <text:p text:style-name="P1"><text:span text:style-name="T6">&lt;</text:span><text:span text:style-name="T7">main</text:span> <text:span text:style-name="T2">class</text:span>=<text:span text:style-name="T3">"hero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.svg"</text:span> <text:span text:style-name="T2">alt</text:span>=<text:span text:style-name="T3">"Fashion Hero"</text:span> <text:span text:style-name="T2">class</text:span>=<text:span text:style-name="T3">"hero-img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notch"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shop-now-btn"</text:span><text:span text:style-name="T6">&gt;</text:span>Shop Now ↗<text:span text:style-name="T6">&lt;/</text:span><text:span text:style-name="T7">a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main</text:span><text:span text:style-name="T6">&gt;</text:span></text:p>
      <text:p text:style-name="P2"/>
      <text:p text:style-name="P1"><text:span text:style-name="T6">&lt;</text:span><text:span text:style-name="T7">section</text:span> <text:span text:style-name="T2">class</text:span>=<text:span text:style-name="T3">"stats-section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s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ilter-group"</text:span><text:span text:style-name="T6">&gt;</text:span></text:p>
      <text:p text:style-name="P1"><text:soft-page-break/><text:span text:style-name="T6">&lt;</text:span><text:span text:style-name="T7">span</text:span> <text:span text:style-name="T2">class</text:span>=<text:span text:style-name="T3">"filter-chip"</text:span><text:span text:style-name="T6">&gt;</text:span>All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ilter-chip"</text:span><text:span text:style-name="T6">&gt;</text:span>Mens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ilter-chip"</text:span><text:span text:style-name="T6">&gt;</text:span>Womens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ilter-chip"</text:span><text:span text:style-name="T6">&gt;</text:span>Kids<text:span text:style-name="T6">&lt;/</text:span><text:span text:style-name="T7">span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h1</text:span><text:span text:style-name="T6">&gt;</text:span>ELEVATE YOUR STYLE WITH STYLELOOM<text:span text:style-name="T6">&lt;/</text:span><text:span text:style-name="T7">h1</text:span><text:span text:style-name="T6">&gt;</text:span></text:p>
      <text:p text:style-name="P1"><text:span text:style-name="T6">&lt;</text:span><text:span text:style-name="T7">p</text:span><text:span text:style-name="T6">&gt;</text:span>Explore a world of fashion at StyleLoom, where trends meet affordability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s-gri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-box"</text:span><text:span text:style-name="T6">&gt;&lt;</text:span><text:span text:style-name="T7">h2</text:span><text:span text:style-name="T6">&gt;</text:span>1,500 +<text:span text:style-name="T6">&lt;/</text:span><text:span text:style-name="T7">h2</text:span><text:span text:style-name="T6">&gt;&lt;</text:span><text:span text:style-name="T7">p</text:span><text:span text:style-name="T6">&gt;</text:span>Fashion Products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-box"</text:span><text:span text:style-name="T6">&gt;&lt;</text:span><text:span text:style-name="T7">h2</text:span><text:span text:style-name="T6">&gt;</text:span>50 +<text:span text:style-name="T6">&lt;/</text:span><text:span text:style-name="T7">h2</text:span><text:span text:style-name="T6">&gt;&lt;</text:span><text:span text:style-name="T7">p</text:span><text:span text:style-name="T6">&gt;</text:span>New arrivals every month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-box"</text:span><text:span text:style-name="T6">&gt;&lt;</text:span><text:span text:style-name="T7">h2</text:span><text:span text:style-name="T6">&gt;</text:span>30%<text:span text:style-name="T6">&lt;/</text:span><text:span text:style-name="T7">h2</text:span><text:span text:style-name="T6">&gt;&lt;</text:span><text:span text:style-name="T7">p</text:span><text:span text:style-name="T6">&gt;</text:span>OFF on select items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tat-box"</text:span><text:span text:style-name="T6">&gt;&lt;</text:span><text:span text:style-name="T7">h2</text:span><text:span text:style-name="T6">&gt;</text:span>95%<text:span text:style-name="T6">&lt;/</text:span><text:span text:style-name="T7">h2</text:span><text:span text:style-name="T6">&gt;&lt;</text:span><text:span text:style-name="T7">p</text:span><text:span text:style-name="T6">&gt;</text:span>Customer Satisfaction Rate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/>
      <text:p text:style-name="P1"><text:span text:style-name="T6">&lt;</text:span><text:span text:style-name="T7">section</text:span> <text:span text:style-name="T2">class</text:span>=<text:span text:style-name="T3">"features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ures-header"</text:span><text:span text:style-name="T6">&gt;</text:span></text:p>
      <text:p text:style-name="P1"><text:span text:style-name="T6">&lt;</text:span><text:span text:style-name="T7">h2</text:span><text:span text:style-name="T6">&gt;</text:span>CRAFTING TRENDS, INSPIRING CONFIDENCE<text:span text:style-name="T6">&lt;/</text:span><text:span text:style-name="T7">h2</text:span><text:span text:style-name="T6">&gt;</text:span></text:p>
      <text:p text:style-name="P1"><text:span text:style-name="T6">&lt;</text:span><text:span text:style-name="T7">p</text:span><text:span text:style-name="T6">&gt;</text:span>Explore a world of fashion at StyleLoom, where trends meet affordability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ures-gri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6).svg"</text:span> <text:span text:style-name="T2">alt</text:span>=<text:span text:style-name="T3">""</text:span><text:span text:style-name="T6">&gt;&lt;</text:span><text:span text:style-name="T7">h3</text:span><text:span text:style-name="T6">&gt;</text:span>Passionate Craftsmanship<text:span text:style-name="T6">&lt;/</text:span><text:span text:style-name="T7">h3</text:span><text:span text:style-name="T6">&gt;&lt;</text:span><text:span text:style-name="T7">p</text:span><text:span text:style-name="T6">&gt;</text:span>Every garment is crafted with passion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1).svg"</text:span> <text:span text:style-name="T2">alt</text:span>=<text:span text:style-name="T3">""</text:span><text:span text:style-name="T6">&gt;&lt;</text:span><text:span text:style-name="T7">h3</text:span><text:span text:style-name="T6">&gt;</text:span>Fashion Forward<text:span text:style-name="T6">&lt;/</text:span><text:span text:style-name="T7">h3</text:span><text:span text:style-name="T6">&gt;&lt;</text:span><text:span text:style-name="T7">p</text:span><text:span text:style-name="T6">&gt;</text:span>We're more than a brand; we're trendsetters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2).svg"</text:span> <text:span text:style-name="T2">alt</text:span>=<text:span text:style-name="T3">""</text:span><text:span text:style-name="T6">&gt;&lt;</text:span><text:span text:style-name="T7">h3</text:span><text:span text:style-name="T6">&gt;</text:span>Customer-Centric Approach<text:span text:style-name="T6">&lt;/</text:span><text:span text:style-name="T7">h3</text:span><text:span text:style-name="T6">&gt;&lt;</text:span><text:span text:style-name="T7">p</text:span><text:span text:style-name="T6">&gt;</text:span>Our customers are at the heart of everything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3).svg"</text:span> <text:span text:style-name="T2">alt</text:span>=<text:span text:style-name="T3">""</text:span><text:span text:style-name="T6">&gt;&lt;</text:span><text:span text:style-name="T7">h3</text:span><text:span text:style-name="T6">&gt;</text:span>Global Inspiration<text:span text:style-name="T6">&lt;/</text:span><text:span text:style-name="T7">h3</text:span><text:span text:style-name="T6">&gt;&lt;</text:span><text:span text:style-name="T7">p</text:span><text:span text:style-name="T6">&gt;</text:span>Influenced by global trends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4).svg"</text:span> <text:span text:style-name="T2">alt</text:span>=<text:span text:style-name="T3">""</text:span><text:span text:style-name="T6">&gt;&lt;</text:span><text:span text:style-name="T7">h3</text:span><text:span text:style-name="T6">&gt;</text:span>Empowering Your Style<text:span text:style-name="T6">&lt;/</text:span><text:span text:style-name="T7">h3</text:span><text:span text:style-name="T6">&gt;&lt;</text:span><text:span text:style-name="T7">p</text:span><text:span text:style-name="T6">&gt;</text:span>StyleLoom is a lifestyle of self-expression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eat-card"</text:span><text:span text:style-name="T6">&gt;&lt;</text:span><text:span text:style-name="T7">img</text:span> <text:span text:style-name="T2">src</text:span>=<text:span text:style-name="T3">"Icon Container (5).svg"</text:span> <text:span text:style-name="T2">alt</text:span>=<text:span text:style-name="T3">""</text:span><text:span text:style-name="T6">&gt;&lt;</text:span><text:span text:style-name="T7">h3</text:span><text:span text:style-name="T6">&gt;</text:span>Sustainable Practices<text:span text:style-name="T6">&lt;/</text:span><text:span text:style-name="T7">h3</text:span><text:span text:style-name="T6">&gt;&lt;</text:span><text:span text:style-name="T7">p</text:span><text:span text:style-name="T6">&gt;</text:span>Committed to eco-friendly practices.<text:span text:style-name="T6">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/>
      <text:p text:style-name="P1"><text:span text:style-name="T6">&lt;</text:span><text:span text:style-name="T7">section</text:span> <text:span text:style-name="T2">class</text:span>=<text:span text:style-name="T3">"collection-cta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cta-content"</text:span><text:span text:style-name="T6">&gt;</text:span></text:p>
      <text:p text:style-name="P1"><text:span text:style-name="T6">&lt;</text:span><text:span text:style-name="T7">h1</text:span><text:span text:style-name="T6">&gt;</text:span>ELEVATE YOUR STYLE WITH OUR LATEST COLLECTION<text:span text:style-name="T6">&lt;/</text:span><text:span text:style-name="T7">h1</text:span><text:span text:style-name="T6">&gt;</text:span></text:p>
      <text:p text:style-name="P1"><text:span text:style-name="T6">&lt;</text:span><text:span text:style-name="T7">p</text:span><text:span text:style-name="T6">&gt;</text:span>Each piece is crafted to enhance your fashion statement.<text:span text:style-name="T6">&lt;/</text:span><text:span text:style-name="T7">p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cta-filters"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cta-chip"</text:span><text:span text:style-name="T6">&gt;</text:span>All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cta-chip"</text:span><text:span text:style-name="T6">&gt;</text:span>Mens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cta-chip"</text:span><text:span text:style-name="T6">&gt;</text:span>Womens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cta-chip"</text:span><text:span text:style-name="T6">&gt;</text:span>Kids<text:span text:style-name="T6">&lt;/</text:span><text:span text:style-name="T7">span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Abstract Design.svg"</text:span> <text:span text:style-name="T2">alt</text:span>=<text:span text:style-name="T3">""</text:span> <text:span text:style-name="T2">class</text:span>=<text:span text:style-name="T3">"abstract-shape"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><text:soft-page-break/></text:p>
      <text:p text:style-name="P1"><text:span text:style-name="T6">&lt;</text:span><text:span text:style-name="T7">section</text:span> <text:span text:style-name="T2">class</text:span>=<text:span text:style-name="T3">"products-gri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2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Womenswear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Timeless A-line Evening Dress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Ankle-length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109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3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Womenswear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Floral Bloom Maxi Dress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Slim Fit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54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4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Womenswear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Elegant Evening Gown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Flowing skirt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89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5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Accessories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Urban Chic Handbag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Spacious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49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oft-page-break/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6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Accessories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Sophisticate Sun Hat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One size fits all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24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car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mg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Image (7).svg"</text:span> <text:span text:style-name="T2">alt</text:span>=<text:span text:style-name="T3">""</text:span> <text:span text:style-name="T2">class</text:span>=<text:span text:style-name="T3">"product-img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product-inf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info-top"</text:span><text:span text:style-name="T6">&gt;&lt;</text:span><text:span text:style-name="T7">span</text:span> <text:span text:style-name="T2">class</text:span>=<text:span text:style-name="T3">"tag"</text:span><text:span text:style-name="T6">&gt;</text:span>Womenswear<text:span text:style-name="T6">&lt;/</text:span><text:span text:style-name="T7">span</text:span><text:span text:style-name="T6">&gt;&lt;</text:span><text:span text:style-name="T7">a</text:span> <text:span text:style-name="T2">href</text:span>=<text:span text:style-name="T3">"#"</text:span> <text:span text:style-name="T2">class</text:span>=<text:span text:style-name="T3">"shop-now-btn small"</text:span><text:span text:style-name="T6">&gt;</text:span>Shop Now ↗<text:span text:style-name="T6">&lt;/</text:span><text:span text:style-name="T7">a</text:span><text:span text:style-name="T6">&gt;&lt;/</text:span><text:span text:style-name="T7">div</text:span><text:span text:style-name="T6">&gt;</text:span></text:p>
      <text:p text:style-name="P1"><text:span text:style-name="T6">&lt;</text:span><text:span text:style-name="T7">h3</text:span><text:span text:style-name="T6">&gt;</text:span>Boho Chic Printed Scarf<text:span text:style-name="T6">&lt;/</text:span><text:span text:style-name="T7">h3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details"</text:span><text:span text:style-name="T6">&gt;&lt;</text:span><text:span text:style-name="T7">p</text:span><text:span text:style-name="T6">&gt;</text:span>Fit • <text:span text:style-name="T6">&lt;</text:span><text:span text:style-name="T7">span</text:span><text:span text:style-name="T6">&gt;</text:span>Lightweight<text:span text:style-name="T6">&lt;/</text:span><text:span text:style-name="T7">span</text:span><text:span text:style-name="T6">&gt;&lt;/</text:span><text:span text:style-name="T7">p</text:span><text:span text:style-name="T6">&gt;&lt;</text:span><text:span text:style-name="T7">p</text:span><text:span text:style-name="T6">&gt;</text:span>Price • <text:span text:style-name="T6">&lt;</text:span><text:span text:style-name="T7">span</text:span><text:span text:style-name="T6">&gt;</text:span>$19.99<text:span text:style-name="T6">&lt;/</text:span><text:span text:style-name="T7">span</text:span><text:span text:style-name="T6">&gt;&lt;/</text:span><text:span text:style-name="T7">p</text:span><text:span text:style-name="T6">&gt;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/>
      <text:p text:style-name="P1"><text:span text:style-name="T6">&lt;</text:span><text:span text:style-name="T7">section</text:span> <text:span text:style-name="T2">class</text:span>=<text:span text:style-name="T3">"faq-cta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cta-content"</text:span><text:span text:style-name="T6">&gt;</text:span></text:p>
      <text:p text:style-name="P1"><text:span text:style-name="T6">&lt;</text:span><text:span text:style-name="T7">h1</text:span> <text:span text:style-name="T2">class</text:span>=<text:span text:style-name="T3">"faq-title"</text:span><text:span text:style-name="T6">&gt;</text:span>HAVE QUESTIONS? WE HAVE ANSWERS.<text:span text:style-name="T6">&lt;/</text:span><text:span text:style-name="T7">h1</text:span><text:span text:style-name="T6">&gt;</text:span></text:p>
      <text:p text:style-name="P1"><text:span text:style-name="T6">&lt;</text:span><text:span text:style-name="T7">p</text:span> <text:span text:style-name="T2">class</text:span>=<text:span text:style-name="T3">"faq-text"</text:span><text:span text:style-name="T6">&gt;</text:span>Ease into the world of StyleLoom with clarity. Our FAQs cover a spectrum of topics.<text:span text:style-name="T6">&lt;/</text:span><text:span text:style-name="T7">p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filters"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aq-chip"</text:span><text:span text:style-name="T6">&gt;</text:span>All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aq-chip"</text:span><text:span text:style-name="T6">&gt;</text:span>Ordering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aq-chip active"</text:span><text:span text:style-name="T6">&gt;</text:span>Shipping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aq-chip"</text:span><text:span text:style-name="T6">&gt;</text:span>Returns<text:span text:style-name="T6">&lt;/</text:span><text:span text:style-name="T7">span</text:span><text:span text:style-name="T6">&gt;</text:span></text:p>
      <text:p text:style-name="P1"><text:span text:style-name="T6">&lt;</text:span><text:span text:style-name="T7">span</text:span> <text:span text:style-name="T2">class</text:span>=<text:span text:style-name="T3">"faq-chip"</text:span><text:span text:style-name="T6">&gt;</text:span>Support<text:span text:style-name="T6">&lt;/</text:span><text:span text:style-name="T7">span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Abstract Design (1).svg"</text:span> <text:span text:style-name="T2">alt</text:span>=<text:span text:style-name="T3">""</text:span> <text:span text:style-name="T2">class</text:span>=<text:span text:style-name="T3">"abstract-shape"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/>
      <text:p text:style-name="P1"><text:span text:style-name="T6">&lt;</text:span><text:span text:style-name="T7">section</text:span> <text:span text:style-name="T2">class</text:span>=<text:span text:style-name="T3">"faq-grid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How can I place an order on StyleLoom?<text:span text:style-name="T6">&lt;/</text:span><text:span text:style-name="T7">h3</text:span><text:span text:style-name="T6">&gt;</text:span></text:p>
      <text:p text:style-name="P1"><text:span text:style-name="T6">&lt;</text:span><text:span text:style-name="T7">p</text:span><text:span text:style-name="T6">&gt;</text:span>Ordering is easy! Simply browse our website, add items to your cart, and proceed to checkout. Follow the prompts to enter your details and complete your purchase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Can I modify or cancel my order after placing it?<text:span text:style-name="T6">&lt;/</text:span><text:span text:style-name="T7">h3</text:span><text:span text:style-name="T6">&gt;</text:span></text:p>
      <text:p text:style-name="P1"><text:soft-page-break/><text:span text:style-name="T6">&lt;</text:span><text:span text:style-name="T7">p</text:span><text:span text:style-name="T6">&gt;</text:span>Unfortunately, once an order is confirmed, modifications or cancellations may not be possible. Please review your order carefully before completing the purchase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What payment methods do you accept?<text:span text:style-name="T6">&lt;/</text:span><text:span text:style-name="T7">h3</text:span><text:span text:style-name="T6">&gt;</text:span></text:p>
      <text:p text:style-name="P1"><text:span text:style-name="T6">&lt;</text:span><text:span text:style-name="T7">p</text:span><text:span text:style-name="T6">&gt;</text:span>We accept a variety of payment methods, including credit/debit cards, net banking, and select digital wallets. Choose the option that suits you best during checkout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How do I initiate a return?<text:span text:style-name="T6">&lt;/</text:span><text:span text:style-name="T7">h3</text:span><text:span text:style-name="T6">&gt;</text:span></text:p>
      <text:p text:style-name="P1"><text:span text:style-name="T6">&lt;</text:span><text:span text:style-name="T7">p</text:span><text:span text:style-name="T6">&gt;</text:span>Visit our Returns page and follow the provided instructions. Ensure your item meets our return criteria, and our team will guide you through the process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How can I track my order?<text:span text:style-name="T6">&lt;/</text:span><text:span text:style-name="T7">h3</text:span><text:span text:style-name="T6">&gt;</text:span></text:p>
      <text:p text:style-name="P1"><text:span text:style-name="T6">&lt;</text:span><text:span text:style-name="T7">p</text:span><text:span text:style-name="T6">&gt;</text:span>Once your order is dispatched, you'll receive a tracking number via email. Use this number to track your package in real-time on our website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aq-item"</text:span><text:span text:style-name="T6">&gt;</text:span></text:p>
      <text:p text:style-name="P1"><text:span text:style-name="T6">&lt;</text:span><text:span text:style-name="T7">h3</text:span><text:span text:style-name="T6">&gt;</text:span>Do you offer exchanges for products?<text:span text:style-name="T6">&lt;/</text:span><text:span text:style-name="T7">h3</text:span><text:span text:style-name="T6">&gt;</text:span></text:p>
      <text:p text:style-name="P1"><text:span text:style-name="T6">&lt;</text:span><text:span text:style-name="T7">p</text:span><text:span text:style-name="T6">&gt;</text:span>At this time, we don't offer direct product exchanges. If you'd like a different item, please initiate a return and place a new order.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section</text:span><text:span text:style-name="T6">&gt;</text:span></text:p>
      <text:p text:style-name="P2"/>
      <text:p text:style-name="P1"><text:span text:style-name="T6">&lt;</text:span><text:span text:style-name="T7">footer</text:span> <text:span text:style-name="T2">class</text:span>=<text:span text:style-name="T3">"footer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footer-container"</text:span><text:span text:style-name="T6">&gt;</text:span></text:p>
      <text:p text:style-name="P1"><text:span text:style-name="T6">&lt;</text:span><text:span text:style-name="T7">img</text:span> <text:span text:style-name="T2">src</text:span>=<text:span text:style-name="T3">"Logo (1).svg"</text:span> <text:span text:style-name="T2">alt</text:span>=<text:span text:style-name="T3">"Style.Loom"</text:span> <text:span text:style-name="T2">class</text:span>=<text:span text:style-name="T3">"footer-logo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social-icons"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social-btn"</text:span><text:span text:style-name="T6">&gt;&lt;</text:span><text:span text:style-name="T7">img</text:span> <text:span text:style-name="T2">src</text:span>=<text:span text:style-name="T3">"Button (1).svg"</text:span> <text:span text:style-name="T2">alt</text:span>=<text:span text:style-name="T3">"Social 1"</text:span><text:span text:style-name="T6">&gt;&lt;/</text:span><text:span text:style-name="T7">a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social-btn"</text:span><text:span text:style-name="T6">&gt;&lt;</text:span><text:span text:style-name="T7">img</text:span> <text:span text:style-name="T2">src</text:span>=<text:span text:style-name="T3">"Button (2).svg"</text:span> <text:span text:style-name="T2">alt</text:span>=<text:span text:style-name="T3">"Social 2"</text:span><text:span text:style-name="T6">&gt;&lt;/</text:span><text:span text:style-name="T7">a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social-btn"</text:span><text:span text:style-name="T6">&gt;&lt;</text:span><text:span text:style-name="T7">img</text:span> <text:span text:style-name="T2">src</text:span>=<text:span text:style-name="T3">"Button (3).svg"</text:span> <text:span text:style-name="T2">alt</text:span>=<text:span text:style-name="T3">"Social 3"</text:span><text:span text:style-name="T6">&gt;&lt;/</text:span><text:span text:style-name="T7">a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 <text:span text:style-name="T2">class</text:span>=<text:span text:style-name="T3">"social-btn"</text:span><text:span text:style-name="T6">&gt;&lt;</text:span><text:span text:style-name="T7">img</text:span> <text:span text:style-name="T2">src</text:span>=<text:span text:style-name="T3">"Button (4).svg"</text:span> <text:span text:style-name="T2">alt</text:span>=<text:span text:style-name="T3">"Social 4"</text:span><text:span text:style-name="T6">&gt;&lt;/</text:span><text:span text:style-name="T7">a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footer-links-row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link-group"</text:span><text:span text:style-name="T6">&gt;</text:span></text:p>
      <text:p text:style-name="P1"><text:span text:style-name="T6">&lt;</text:span><text:span text:style-name="T7">h4</text:span><text:span text:style-name="T6">&gt;</text:span>Home<text:span text:style-name="T6">&lt;/</text:span><text:span text:style-name="T7">h4</text:span><text:span text:style-name="T6">&gt;</text:span></text:p>
      <text:p text:style-name="P1"><text:span text:style-name="T6">&lt;</text:span><text:span text:style-name="T7">ul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Why U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About U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Testimonial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FAQ’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/</text:span><text:span text:style-name="T7">ul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link-group"</text:span><text:span text:style-name="T6">&gt;</text:span></text:p>
      <text:p text:style-name="P1"><text:span text:style-name="T6">&lt;</text:span><text:span text:style-name="T7">h4</text:span><text:span text:style-name="T6">&gt;</text:span>Products<text:span text:style-name="T6">&lt;/</text:span><text:span text:style-name="T7">h4</text:span><text:span text:style-name="T6">&gt;</text:span></text:p>
      <text:p text:style-name="P1"><text:span text:style-name="T6">&lt;</text:span><text:span text:style-name="T7">ul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Menswear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oft-page-break/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Womenswear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"</text:span><text:span text:style-name="T6">&gt;</text:span>Kidswear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/</text:span><text:span text:style-name="T7">ul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newsletter-group"</text:span><text:span text:style-name="T6">&gt;</text:span></text:p>
      <text:p text:style-name="P1"><text:span text:style-name="T6">&lt;</text:span><text:span text:style-name="T7">h4</text:span><text:span text:style-name="T6">&gt;</text:span>Subscribe to Newsletter<text:span text:style-name="T6">&lt;/</text:span><text:span text:style-name="T7">h4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email-input"</text:span><text:span text:style-name="T6">&gt;</text:span></text:p>
      <text:p text:style-name="P1"><text:span text:style-name="T6">&lt;</text:span><text:span text:style-name="T7">input</text:span> <text:span text:style-name="T2">type</text:span>=<text:span text:style-name="T3">"email"</text:span> <text:span text:style-name="T2">placeholder</text:span>=<text:span text:style-name="T3">"Your Email"</text:span><text:span text:style-name="T6">&gt;</text:span></text:p>
      <text:p text:style-name="P1"><text:span text:style-name="T6">&lt;</text:span><text:span text:style-name="T7">button</text:span> <text:span text:style-name="T2">type</text:span>=<text:span text:style-name="T3">"submit"</text:span><text:span text:style-name="T6">&gt;</text:span>→<text:span text:style-name="T6">&lt;/</text:span><text:span text:style-name="T7">button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footer-bottom"</text:span><text:span text:style-name="T6">&gt;</text:span></text:p>
      <text:p text:style-name="P1"><text:span text:style-name="T6">&lt;</text:span><text:span text:style-name="T7">p</text:span><text:span text:style-name="T6">&gt;</text:span>© 2024 StyleLoom. All rights reserved.<text:span text:style-name="T6">&lt;/</text:span><text:span text:style-name="T7">p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legal-links"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<text:span text:style-name="T6">&gt;</text:span>Terms &amp; Conditions<text:span text:style-name="T6">&lt;/</text:span><text:span text:style-name="T7">a</text:span><text:span text:style-name="T6">&gt;</text:span></text:p>
      <text:p text:style-name="P1"><text:span text:style-name="T6">&lt;</text:span><text:span text:style-name="T7">a</text:span> <text:span text:style-name="T2">href</text:span>=<text:span text:style-name="T3">"#"</text:span><text:span text:style-name="T6">&gt;</text:span>Privacy Policy<text:span text:style-name="T6">&lt;/</text:span><text:span text:style-name="T7">a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footer</text:span><text:span text:style-name="T6">&gt;</text:span></text:p>
      <text:p text:style-name="P2"/>
      <text:p text:style-name="P1"><text:span text:style-name="T6">&lt;/</text:span><text:span text:style-name="T7">body</text:span><text:span text:style-name="T6">&gt;</text:span></text:p>
      <text:p text:style-name="P1"><text:span text:style-name="T6">&lt;/</text:span><text:span text:style-name="T7">html</text:span><text:span text:style-name="T6">&gt;</text:span></text:p>
      <text:p text:style-name="Standard"/>
      <text:p text:style-name="Standard"/>
      <text:p text:style-name="P1"><text:span text:style-name="T7">*</text:span> { <text:span text:style-name="T2">margin</text:span>: <text:span text:style-name="T4">0</text:span>; <text:span text:style-name="T2">padding</text:span>: <text:span text:style-name="T4">0</text:span>; <text:span text:style-name="T2">box-sizing</text:span>: <text:span text:style-name="T3">border-box</text:span>; }</text:p>
      <text:p text:style-name="P1"><text:span text:style-name="T1">body</text:span> { <text:span text:style-name="T2">background</text:span>: <text:span text:style-name="T3">#080808</text:span>; <text:span text:style-name="T2">color</text:span>: <text:span text:style-name="T3">white</text:span>; <text:span text:style-name="T2">font-family</text:span>: <text:span text:style-name="T3">'Inter'</text:span>, <text:span text:style-name="T3">sans-serif</text:span>; <text:span text:style-name="T2">overflow-x</text:span>: <text:span text:style-name="T3">hidden</text:span>; }</text:p>
      <text:p text:style-name="P2"/>
      <text:p text:style-name="P3">/* NAVBAR */</text:p>
      <text:p text:style-name="P1"><text:span text:style-name="T1">.navbar</text:span> { 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max-width</text:span>: <text:span text:style-name="T4">1596px</text:span>; <text:span text:style-name="T2">margin</text:span>: <text:span text:style-name="T4">0</text:span> <text:span text:style-name="T3">auto</text:span>; <text:span text:style-name="T2">padding</text:span>: <text:span text:style-name="T4">20px</text:span> <text:span text:style-name="T4">0</text:span>; }</text:p>
      <text:p text:style-name="P1"><text:span text:style-name="T1">.nav-group</text:span> { <text:span text:style-name="T2">display</text:span>: <text:span text:style-name="T3">flex</text:span>; <text:span text:style-name="T2">align-items</text:span>: <text:span text:style-name="T3">center</text:span>; <text:span text:style-name="T2">gap</text:span>: <text:span text:style-name="T4">10px</text:span>; }</text:p>
      <text:p text:style-name="P1"><text:span text:style-name="T1">.nav-btn</text:span>, <text:span text:style-name="T1">.contact-btn</text:span> { <text:span text:style-name="T2">padding</text:span>: <text:span text:style-name="T4">12px</text:span> <text:span text:style-name="T4">24px</text:span>; <text:span text:style-name="T2">text-decoration</text:span>: <text:span text:style-name="T3">none</text:span>; <text:span text:style-name="T2">border-radius</text:span>: <text:span text:style-name="T4">12px</text:span>; <text:span text:style-name="T2">transition</text:span>: <text:span text:style-name="T4">0.3s</text:span>; <text:span text:style-name="T2">color</text:span>: <text:span text:style-name="T3">#888</text:span>; }</text:p>
      <text:p text:style-name="P1"><text:span text:style-name="T1">.nav-btn.active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cart-btn</text:span> { <text:span text:style-name="T2">background</text:span>: <text:span text:style-name="T3">#1a1a1a</text:span>; <text:span text:style-name="T2">border</text:span>: <text:span text:style-name="T4">1px</text:span> <text:span text:style-name="T3">solid</text:span> <text:span text:style-name="T3">#222</text:span>; <text:span text:style-name="T2">padding</text:span>: <text:span text:style-name="T4">12px</text:span> <text:span text:style-name="T4">15px</text:span>; <text:span text:style-name="T2">border-radius</text:span>: <text:span text:style-name="T4">12px</text:span>; <text:span text:style-name="T2">cursor</text:span>: <text:span text:style-name="T3">pointer</text:span>; }</text:p>
      <text:p text:style-name="P1"><text:span text:style-name="T1">.contact-btn</text:span> { <text:span text:style-name="T2">background</text:span>: <text:span text:style-name="T3">#AE9B84</text:span>; <text:span text:style-name="T2">color</text:span>: <text:span text:style-name="T3">#000</text:span>; <text:span text:style-name="T2">font-weight</text:span>: <text:span text:style-name="T4">600</text:span>; }</text:p>
      <text:p text:style-name="P2"/>
      <text:p text:style-name="P3">/* HERO */</text:p>
      <text:p text:style-name="P1"><text:span text:style-name="T1">.hero</text:span> { <text:span text:style-name="T2">position</text:span>: <text:span text:style-name="T3">relative</text:span>; <text:span text:style-name="T2">max-width</text:span>: <text:span text:style-name="T4">1596px</text:span>; <text:span text:style-name="T2">height</text:span>: <text:span text:style-name="T4">660px</text:span>; <text:span text:style-name="T2">margin</text:span>: <text:span text:style-name="T4">0</text:span> <text:span text:style-name="T3">auto</text:span>; <text:span text:style-name="T2">border-radius</text:span>: <text:span text:style-name="T4">30px</text:span>; <text:span text:style-name="T2">overflow</text:span>: <text:span text:style-name="T3">hidden</text:span>; }</text:p>
      <text:p text:style-name="P1"><text:span text:style-name="T1">.hero-img</text:span> { <text:span text:style-name="T2">width</text:span>: <text:span text:style-name="T4">100%</text:span>; <text:span text:style-name="T2">height</text:span>: <text:span text:style-name="T4">100%</text:span>; <text:span text:style-name="T2">object-fit</text:span>: <text:span text:style-name="T3">cover</text:span>; }</text:p>
      <text:p text:style-name="P1"><text:span text:style-name="T1">.notch</text:span> { <text:span text:style-name="T2">position</text:span>: <text:span text:style-name="T3">absolute</text:span>; <text:span text:style-name="T2">bottom</text:span>: <text:span text:style-name="T4">0</text:span>; <text:span text:style-name="T2">left</text:span>: <text:span text:style-name="T4">50%</text:span>; <text:span text:style-name="T2">transform</text:span>: <text:span text:style-name="T8">translateX</text:span>(<text:span text:style-name="T4">-50%</text:span>); <text:span text:style-name="T2">background</text:span>: <text:span text:style-name="T3">#080808</text:span>; <text:span text:style-name="T2">padding</text:span>: <text:span text:style-name="T4">15px</text:span> <text:span text:style-name="T4">30px</text:span> <text:span text:style-name="T4">0</text:span>; <text:span text:style-name="T2">border-radius</text:span>: <text:span text:style-name="T4">20px</text:span> <text:span text:style-name="T4">20px</text:span> <text:span text:style-name="T4">0</text:span> <text:span text:style-name="T4">0</text:span>; }</text:p>
      <text:p text:style-name="P2"/>
      <text:p text:style-name="P3">/* SHOP NOW BUTTON */</text:p>
      <text:p text:style-name="P1"><text:span text:style-name="T1">.shop-now-btn</text:span> {</text:p>
      <text:p text:style-name="P1"><text:span text:style-name="T2">display</text:span>: <text:span text:style-name="T3">flex</text:span>; <text:span text:style-name="T2">align-items</text:span>: <text:span text:style-name="T3">center</text:span>; <text:span text:style-name="T2">justify-content</text:span>: <text:span text:style-name="T3">center</text:span>; <text:span text:style-name="T2">width</text:span>: <text:span text:style-name="T4">180px</text:span>; <text:span text:style-name="T2">height</text:span>: <text:span text:style-name="T4">52px</text:span>;</text:p>
      <text:p text:style-name="P1"><text:soft-page-break/><text:span text:style-name="T2">background</text:span>: <text:span text:style-name="T3">#1a1a1a</text:span>; <text:span text:style-name="T2">text-decoration</text:span>: <text:span text:style-name="T3">none</text:span>; <text:span text:style-name="T2">border-radius</text:span>: <text:span text:style-name="T4">14px</text:span>; <text:span text:style-name="T2">position</text:span>: <text:span text:style-name="T3">relative</text:span>; <text:span text:style-name="T2">overflow</text:span>: <text:span text:style-name="T3">hidden</text:span>; <text:span text:style-name="T2">color</text:span>: <text:span text:style-name="T3">#fff</text:span>; <text:span text:style-name="T2">z-index</text:span>: <text:span text:style-name="T4">1</text:span>;</text:p>
      <text:p text:style-name="P1">}</text:p>
      <text:p text:style-name="P1"><text:span text:style-name="T1">.shop-now-btn::before</text:span> {</text:p>
      <text:p text:style-name="P1"><text:span text:style-name="T2">content</text:span>: <text:span text:style-name="T3">''</text:span>; <text:span text:style-name="T2">position</text:span>: <text:span text:style-name="T3">absolute</text:span>; <text:span text:style-name="T2">z-index</text:span>: <text:span text:style-name="T4">-2</text:span>; <text:span text:style-name="T2">width</text:span>: <text:span text:style-name="T4">200%</text:span>; <text:span text:style-name="T2">height</text:span>: <text:span text:style-name="T4">400%</text:span>; <text:span text:style-name="T2">top</text:span>: <text:span text:style-name="T4">-150%</text:span>; <text:span text:style-name="T2">left</text:span>: <text:span text:style-name="T4">-50%</text:span>;</text:p>
      <text:p text:style-name="P1"><text:span text:style-name="T2">background</text:span>: <text:span text:style-name="T8">conic-gradient</text:span>(<text:span text:style-name="T3">transparent</text:span>, <text:span text:style-name="T3">transparent</text:span>, <text:span text:style-name="T3">transparent</text:span>, <text:span text:style-name="T3">#AE9B84</text:span>);</text:p>
      <text:p text:style-name="P1"><text:span text:style-name="T2">animation</text:span>: rotate <text:span text:style-name="T4">4s</text:span> <text:span text:style-name="T3">linear</text:span> <text:span text:style-name="T3">infinite</text:span>;</text:p>
      <text:p text:style-name="P1">}</text:p>
      <text:p text:style-name="P1"><text:span text:style-name="T1">.shop-now-btn::after</text:span> { <text:span text:style-name="T2">content</text:span>: <text:span text:style-name="T3">''</text:span>; <text:span text:style-name="T2">position</text:span>: <text:span text:style-name="T3">absolute</text:span>; <text:span text:style-name="T2">inset</text:span>: <text:span text:style-name="T4">2px</text:span>; <text:span text:style-name="T2">z-index</text:span>: <text:span text:style-name="T4">-1</text:span>; <text:span text:style-name="T2">background</text:span>: <text:span text:style-name="T3">#1a1a1a</text:span>; <text:span text:style-name="T2">border-radius</text:span>: <text:span text:style-name="T4">12px</text:span>; }</text:p>
      <text:p text:style-name="P1"><text:span text:style-name="T9">@keyframes</text:span> <text:span text:style-name="T2">rotate</text:span> { to { <text:span text:style-name="T2">transform</text:span>: <text:span text:style-name="T8">rotate</text:span>(<text:span text:style-name="T4">360deg</text:span>); } }</text:p>
      <text:p text:style-name="P2"/>
      <text:p text:style-name="P3">/* PRODUCTS GRID &amp; PHOTO HOVER */</text:p>
      <text:p text:style-name="P1"><text:span text:style-name="T1">.product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<text:span text:style-name="T2">max-width</text:span>: <text:span text:style-name="T4">1596px</text:span>; <text:span text:style-name="T2">margin</text:span>: <text:span text:style-name="T4">0</text:span> <text:span text:style-name="T3">auto</text:span> <text:span text:style-name="T4">80px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product-card</text:span> {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product-card:nth-child</text:span>(<text:span text:style-name="T4">3n</text:span>) { <text:span text:style-name="T2">border-right</text:span>: <text:span text:style-name="T3">none</text:span>; }</text:p>
      <text:p text:style-name="P1"><text:span text:style-name="T1">.img-container</text:span> { <text:span text:style-name="T2">width</text:span>: <text:span text:style-name="T4">472px</text:span>; <text:span text:style-name="T2">height</text:span>: <text:span text:style-name="T4">386px</text:span>; <text:span text:style-name="T2">overflow</text:span>: <text:span text:style-name="T3">hidden</text:span>; <text:span text:style-name="T2">border-radius</text:span>: <text:span text:style-name="T4">20px</text:span>; <text:span text:style-name="T2">margin-bottom</text:span>: <text:span text:style-name="T4">25px</text:span>; }</text:p>
      <text:p text:style-name="P1"><text:span text:style-name="T1">.product-img</text:span> { <text:span text:style-name="T2">width</text:span>: <text:span text:style-name="T4">100%</text:span>; <text:span text:style-name="T2">height</text:span>: <text:span text:style-name="T4">100%</text:span>; <text:span text:style-name="T2">object-fit</text:span>: <text:span text:style-name="T3">cover</text:span>; <text:span text:style-name="T2">transition</text:span>: transform <text:span text:style-name="T4">0.5s</text:span> <text:span text:style-name="T3">ease</text:span>; }</text:p>
      <text:p text:style-name="P1"><text:span text:style-name="T1">.product-card:hover</text:span> <text:span text:style-name="T1">.product-img</text:span> { <text:span text:style-name="T2">transform</text:span>: <text:span text:style-name="T8">scale</text:span>(<text:span text:style-name="T4">1.1</text:span>); }</text:p>
      <text:p text:style-name="P1"><text:span text:style-name="T1">.shop-now-btn.small</text:span> { <text:span text:style-name="T2">width</text:span>: <text:span text:style-name="T4">120px</text:span>; <text:span text:style-name="T2">height</text:span>: <text:span text:style-name="T4">40px</text:span>; <text:span text:style-name="T2">font-size</text:span>: <text:span text:style-name="T4">13px</text:span>; }</text:p>
      <text:p text:style-name="P2"/>
      <text:p text:style-name="P3">/* STATS &amp; FEATURES */</text:p>
      <text:p text:style-name="P1"><text:span text:style-name="T1">.stats-section</text:span> { <text:span text:style-name="T2">display</text:span>: <text:span text:style-name="T3">flex</text:span>; <text:span text:style-name="T2">max-width</text:span>: <text:span text:style-name="T4">1596px</text:span>; <text:span text:style-name="T2">margin</text:span>: <text:span text:style-name="T4">6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stats-info</text:span> { <text:span text:style-name="T2">flex</text:span>: <text:span text:style-name="T4">1.2</text:span>;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}</text:p>
      <text:p text:style-name="P1"><text:span text:style-name="T1">.filter-chip</text:span> { <text:span text:style-name="T2">border</text:span>: <text:span text:style-name="T4">1px</text:span> <text:span text:style-name="T3">dashed</text:span> <text:span text:style-name="T3">#333</text:span>; <text:span text:style-name="T2">padding</text:span>: <text:span text:style-name="T4">8px</text:span> <text:span text:style-name="T4">15px</text:span>; <text:span text:style-name="T2">border-radius</text:span>: <text:span text:style-name="T4">8px</text:span>; <text:span text:style-name="T2">font-size</text:span>: <text:span text:style-name="T4">13px</text:span>; <text:span text:style-name="T2">color</text:span>: <text:span text:style-name="T3">#777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filter-chip:hover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stat-box</text:span> {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features</text:span> { <text:span text:style-name="T2">max-width</text:span>: <text:span text:style-name="T4">1596px</text:span>; <text:span text:style-name="T2">margin</text:span>: <text:span text:style-name="T4">8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feature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}</text:p>
      <text:p text:style-name="P1"><text:span text:style-name="T1">.feat-card</text:span> { <text:span text:style-name="T2">padding</text:span>: <text:span text:style-name="T4">45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2"/>
      <text:p text:style-name="P3">/* COLLECTION CTA */</text:p>
      <text:p text:style-name="P1"><text:span text:style-name="T1">.collection-cta</text:span> {</text:p>
      <text:p text:style-name="P1"><text:span text:style-name="T2">max-width</text:span>: <text:span text:style-name="T4">1596px</text:span>; <text:span text:style-name="T2">margin</text:span>: <text:span text:style-name="T4">60px</text:span> <text:span text:style-name="T3">auto</text:span>; <text:span text:style-name="T2">background</text:span>: <text:span text:style-name="T3">#0c0c0c</text:span>; <text:span text:style-name="T2">border-radius</text:span>: <text:span text:style-name="T4">30px</text:span>;</text:p>
      <text:p text:style-name="P1"><text:span text:style-name="T2">padding</text:span>: <text:span text:style-name="T4">80px</text:span> <text:span text:style-name="T4">60px</text:span>; <text:span text:style-name="T2">position</text:span>: <text:span text:style-name="T3">relative</text:span>; <text:span text:style-name="T2">overflow</text:span>: <text:span text:style-name="T3">hidden</text:span>; <text:span text:style-name="T2">display</text:span>: <text:span text:style-name="T3">flex</text:span>; <text:span text:style-name="T2">align-items</text:span>: <text:span text:style-name="T3">center</text:span>;</text:p>
      <text:p text:style-name="P1">}</text:p>
      <text:p text:style-name="P1"><text:span text:style-name="T1">.cta-filters</text:span> { <text:span text:style-name="T2">display</text:span>: <text:span text:style-name="T3">flex</text:span>; <text:span text:style-name="T2">gap</text:span>: <text:span text:style-name="T4">12px</text:span>; <text:span text:style-name="T2">margin-top</text:span>: <text:span text:style-name="T4">30px</text:span>; }</text:p>
      <text:p text:style-name="P1"><text:span text:style-name="T1">.cta-chip</text:span> { <text:span text:style-name="T2">padding</text:span>: <text:span text:style-name="T4">12px</text:span> <text:span text:style-name="T4">28px</text:span>; <text:span text:style-name="T2">border</text:span>: <text:span text:style-name="T4">1px</text:span> <text:span text:style-name="T3">dashed</text:span> <text:span text:style-name="T3">#333</text:span>; <text:span text:style-name="T2">border-radius</text:span>: <text:span text:style-name="T4">12px</text:span>; <text:span text:style-name="T2">color</text:span>: <text:span text:style-name="T3">#888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cta-chip:hover</text:span> { <text:span text:style-name="T2">background</text:span>: <text:span text:style-name="T3">#1a1a1a</text:span>; <text:span text:style-name="T2">color</text:span>: <text:span text:style-name="T3">#fff</text:span>; }</text:p>
      <text:p text:style-name="P2"/>
      <text:p text:style-name="P3">/* --- FAQ SECTION --- */</text:p>
      <text:p text:style-name="P1"><text:span text:style-name="T1">.faq-cta</text:span> {</text:p>
      <text:p text:style-name="P1"><text:span text:style-name="T2">max-width</text:span>: <text:span text:style-name="T4">1596px</text:span>; <text:span text:style-name="T2">margin</text:span>: <text:span text:style-name="T4">80px</text:span> <text:span text:style-name="T3">auto</text:span>; <text:span text:style-name="T2">background</text:span>: <text:span text:style-name="T3">#0c0c0c</text:span>; <text:span text:style-name="T2">border-radius</text:span>: <text:span text:style-name="T4">30px</text:span>;</text:p>
      <text:p text:style-name="P1"><text:span text:style-name="T2">padding</text:span>: <text:span text:style-name="T4">80px</text:span> <text:span text:style-name="T4">60px</text:span>; <text:span text:style-name="T2">position</text:span>: <text:span text:style-name="T3">relative</text:span>; <text:span text:style-name="T2">overflow</text:span>: <text:span text:style-name="T3">hidden</text:span>; <text:span text:style-name="T2">display</text:span>: <text:span text:style-name="T3">flex</text:span>; <text:span text:style-name="T2">align-items</text:span>: <text:span text:style-name="T3">center</text:span>;</text:p>
      <text:p text:style-name="P1">}</text:p>
      <text:p text:style-name="P1"><text:span text:style-name="T1">.faq-filters</text:span> { <text:span text:style-name="T2">display</text:span>: <text:span text:style-name="T3">flex</text:span>; <text:span text:style-name="T2">gap</text:span>: <text:span text:style-name="T4">12px</text:span>; <text:span text:style-name="T2">margin-top</text:span>: <text:span text:style-name="T4">40px</text:span>; }</text:p>
      <text:p text:style-name="P1"><text:soft-page-break/><text:span text:style-name="T1">.faq-chip</text:span> { </text:p>
      <text:p text:style-name="P1"><text:span text:style-name="T2">padding</text:span>: <text:span text:style-name="T4">12px</text:span> <text:span text:style-name="T4">28px</text:span>; <text:span text:style-name="T2">border</text:span>: <text:span text:style-name="T4">1px</text:span> <text:span text:style-name="T3">dashed</text:span> <text:span text:style-name="T3">#333</text:span>; <text:span text:style-name="T2">border-radius</text:span>: <text:span text:style-name="T4">12px</text:span>; <text:span text:style-name="T2">color</text:span>: <text:span text:style-name="T3">#888</text:span>; </text:p>
      <text:p text:style-name="P1"><text:span text:style-name="T2">cursor</text:span>: <text:span text:style-name="T3">pointer</text:span>; <text:span text:style-name="T2">transition</text:span>: background-color <text:span text:style-name="T4">0.4s</text:span> <text:span text:style-name="T3">ease</text:span>, <text:span text:style-name="T3">color</text:span> <text:span text:style-name="T4">0.4s</text:span> <text:span text:style-name="T3">ease</text:span>; </text:p>
      <text:p text:style-name="P1">}</text:p>
      <text:p text:style-name="P1"><text:span text:style-name="T1">.faq-chip:hover</text:span> { <text:span text:style-name="T2">background-color</text:span>: <text:span text:style-name="T3">#1a1a1a</text:span>; <text:span text:style-name="T2">color</text:span>: <text:span text:style-name="T3">#fff</text:span>; }</text:p>
      <text:p text:style-name="P1"><text:span text:style-name="T1">.faq-chip.active</text:span> { <text:span text:style-name="T2">background-color</text:span>: <text:span text:style-name="T3">#AE9B84</text:span>; <text:span text:style-name="T2">color</text:span>: <text:span text:style-name="T3">#000</text:span>; <text:span text:style-name="T2">border</text:span>: <text:span text:style-name="T3">none</text:span>; }</text:p>
      <text:p text:style-name="P2"/>
      <text:p text:style-name="P1"><text:span text:style-name="T1">.faq-title</text:span>, <text:span text:style-name="T1">.faq-text</text:span> { <text:span text:style-name="T2">transition</text:span>: <text:span text:style-name="T3">color</text:span> <text:span text:style-name="T4">0.4s</text:span> <text:span text:style-name="T3">ease</text:span>; }</text:p>
      <text:p text:style-name="P1"><text:span text:style-name="T1">.faq-cta:hover</text:span> <text:span text:style-name="T1">.faq-title</text:span> { <text:span text:style-name="T2">color</text:span>: <text:span text:style-name="T3">#AE9B84</text:span>; }</text:p>
      <text:p text:style-name="P1"><text:span text:style-name="T1">.faq-cta:hover</text:span> <text:span text:style-name="T1">.faq-text</text:span> { <text:span text:style-name="T2">color</text:span>: <text:span text:style-name="T3">#fff</text:span>; }</text:p>
      <text:p text:style-name="P2"/>
      <text:p text:style-name="P1"><text:span text:style-name="T1">.abstract-shape</text:span> { <text:span text:style-name="T2">position</text:span>: <text:span text:style-name="T3">absolute</text:span>; <text:span text:style-name="T2">right</text:span>: <text:span text:style-name="T4">-20px</text:span>; <text:span text:style-name="T2">top</text:span>: <text:span text:style-name="T4">50%</text:span>; <text:span text:style-name="T2">transform</text:span>: <text:span text:style-name="T8">translateY</text:span>(<text:span text:style-name="T4">-50%</text:span>); <text:span text:style-name="T2">height</text:span>: <text:span text:style-name="T4">130%</text:span>; <text:span text:style-name="T2">pointer-events</text:span>: <text:span text:style-name="T3">none</text:span>; }</text:p>
      <text:p text:style-name="P2"/>
      <text:p text:style-name="P3">/* --- FAQ GRID SECTION --- */</text:p>
      <text:p text:style-name="P1"><text:span text:style-name="T1">.faq-grid</text:span> { </text:p>
      <text:p text:style-name="P1"><text:span text:style-name="T2">display</text:span>: <text:span text:style-name="T3">grid</text:span>; <text:span text:style-name="T2">grid-template-columns</text:span>: <text:span text:style-name="T4">1fr</text:span> <text:span text:style-name="T4">1fr</text:span>; </text:p>
      <text:p text:style-name="P1"><text:span text:style-name="T2">max-width</text:span>: <text:span text:style-name="T4">1596px</text:span>; <text:span text:style-name="T2">margin</text:span>: <text:span text:style-name="T4">0</text:span> <text:span text:style-name="T3">auto</text:span> <text:span text:style-name="T4">80px</text:span>; <text:span text:style-name="T2">border</text:span>: <text:span text:style-name="T4">1px</text:span> <text:span text:style-name="T3">dashed</text:span> <text:span text:style-name="T3">#333</text:span>; </text:p>
      <text:p text:style-name="P1">}</text:p>
      <text:p text:style-name="P1"><text:span text:style-name="T1">.faq-item</text:span> { </text:p>
      <text:p text:style-name="P1"><text:span text:style-name="T2">padding</text:span>: <text:span text:style-name="T4">60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</text:p>
      <text:p text:style-name="P1"><text:span text:style-name="T2">cursor</text:span>: <text:span text:style-name="T3">pointer</text:span>;</text:p>
      <text:p text:style-name="P1">}</text:p>
      <text:p text:style-name="P1"><text:span text:style-name="T1">.faq-item:nth-child</text:span>(<text:span text:style-name="T4">2n</text:span>) { <text:span text:style-name="T2">border-right</text:span>: <text:span text:style-name="T3">none</text:span>; }</text:p>
      <text:p text:style-name="P2"/>
      <text:p text:style-name="P1"><text:span text:style-name="T1">.faq-item</text:span> <text:span text:style-name="T1">h3</text:span> { </text:p>
      <text:p text:style-name="P1"><text:span text:style-name="T2">font-size</text:span>: <text:span text:style-name="T4">20px</text:span>; <text:span text:style-name="T2">margin-bottom</text:span>: <text:span text:style-name="T4">20px</text:span>; <text:span text:style-name="T2">color</text:span>: <text:span text:style-name="T3">#fff</text:span>;</text:p>
      <text:p text:style-name="P1"><text:span text:style-name="T2">transition</text:span>: <text:span text:style-name="T3">color</text:span> <text:span text:style-name="T4">0.4s</text:span> <text:span text:style-name="T3">ease</text:span>; </text:p>
      <text:p text:style-name="P1">}</text:p>
      <text:p text:style-name="P1"><text:span text:style-name="T1">.faq-item</text:span> <text:span text:style-name="T1">p</text:span> { </text:p>
      <text:p text:style-name="P1"><text:span text:style-name="T2">font-size</text:span>: <text:span text:style-name="T4">16px</text:span>; <text:span text:style-name="T2">color</text:span>: <text:span text:style-name="T3">#666</text:span>; <text:span text:style-name="T2">line-height</text:span>: <text:span text:style-name="T4">1.6</text:span>;</text:p>
      <text:p text:style-name="P1"><text:span text:style-name="T2">transition</text:span>: <text:span text:style-name="T3">color</text:span> <text:span text:style-name="T4">0.4s</text:span> <text:span text:style-name="T3">ease</text:span>; </text:p>
      <text:p text:style-name="P1">}</text:p>
      <text:p text:style-name="P2"/>
      <text:p text:style-name="P1"><text:span text:style-name="T1">.faq-item:hover</text:span> <text:span text:style-name="T1">h3</text:span> { <text:span text:style-name="T2">color</text:span>: <text:span text:style-name="T3">#AE9B84</text:span>; } </text:p>
      <text:p text:style-name="P1"><text:span text:style-name="T1">.faq-item:hover</text:span> <text:span text:style-name="T1">p</text:span> { <text:span text:style-name="T2">color</text:span>: <text:span text:style-name="T3">#999</text:span>; } </text:p>
      <text:p text:style-name="P2"/>
      <text:p text:style-name="P1"><text:span text:style-name="T1">.footer</text:span> {</text:p>
      <text:p text:style-name="P1"><text:span text:style-name="T2">width</text:span>: <text:span text:style-name="T4">100%</text:span>; <text:span text:style-name="T2">max-width</text:span>: <text:span text:style-name="T4">1596px</text:span>; <text:span text:style-name="T2">margin</text:span>: <text:span text:style-name="T4">80px</text:span> <text:span text:style-name="T3">auto</text:span> <text:span text:style-name="T4">0</text:span>; <text:span text:style-name="T2">padding</text:span>: <text:span text:style-name="T4">60px</text:span> <text:span text:style-name="T4">0</text:span>; <text:span text:style-name="T2">border-top</text:span>: <text:span text:style-name="T4">1px</text:span> <text:span text:style-name="T3">dashed</text:span> <text:span text:style-name="T3">#333</text:span>; <text:span text:style-name="T2">background</text:span>: <text:span text:style-name="T3">#080808</text:span>;</text:p>
      <text:p text:style-name="P1">}</text:p>
      <text:p text:style-name="P1"><text:span text:style-name="T1">.footer-container</text:span> {</text:p>
      <text:p text:style-name="P1">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padding</text:span>: <text:span text:style-name="T4">0</text:span> <text:span text:style-name="T4">60px</text:span> <text:span text:style-name="T4">40px</text:span> <text:span text:style-name="T4">60px</text:span>; <text:span text:style-name="T2">border-bottom</text:span>: <text:span text:style-name="T4">1px</text:span> <text:span text:style-name="T3">dashed</text:span> <text:span text:style-name="T3">#333</text:span>;</text:p>
      <text:p text:style-name="P1">}</text:p>
      <text:p text:style-name="P1"><text:span text:style-name="T1">.footer-logo</text:span> { <text:span text:style-name="T2">width</text:span>: <text:span text:style-name="T4">788px</text:span>; <text:span text:style-name="T2">height</text:span>: <text:span text:style-name="T4">146px</text:span>; <text:span text:style-name="T2">object-fit</text:span>: <text:span text:style-name="T3">contain</text:span>; }</text:p>
      <text:p text:style-name="P1"><text:span text:style-name="T1">.social-icons</text:span> { <text:span text:style-name="T2">display</text:span>: <text:span text:style-name="T3">flex</text:span>; <text:span text:style-name="T2">gap</text:span>: <text:span text:style-name="T4">15px</text:span>; }</text:p>
      <text:p text:style-name="P1"><text:span text:style-name="T1">.social-btn</text:span> {</text:p>
      <text:p text:style-name="P1"><text:span text:style-name="T2">display</text:span>: <text:span text:style-name="T3">flex</text:span>; <text:span text:style-name="T2">align-items</text:span>: <text:span text:style-name="T3">center</text:span>; <text:span text:style-name="T2">justify-content</text:span>: <text:span text:style-name="T3">center</text:span>; <text:span text:style-name="T2">width</text:span>: <text:span text:style-name="T4">44px</text:span>; <text:span text:style-name="T2">height</text:span>: <text:span text:style-name="T4">44px</text:span>; <text:span text:style-name="T2">background</text:span>: <text:span text:style-name="T3">#AE9B84</text:span>; <text:span text:style-name="T2">border-radius</text:span>: <text:span text:style-name="T4">10px</text:span>; </text:p>
      <text:p text:style-name="P1"><text:soft-page-break/><text:span text:style-name="T2">transition</text:span>: <text:span text:style-name="T10">background</text:span> <text:span text:style-name="T4">0.3s</text:span> <text:span text:style-name="T3">ease</text:span>; <text:span text:style-name="T2">animation</text:span>: bounceVertical <text:span text:style-name="T4">2s</text:span> <text:span text:style-name="T3">linear</text:span> <text:span text:style-name="T3">infinite</text:span>;</text:p>
      <text:p text:style-name="P1">}</text:p>
      <text:p text:style-name="P1"><text:span text:style-name="T1">.social-btn</text:span> <text:span text:style-name="T1">img</text:span> { <text:span text:style-name="T2">width</text:span>: <text:span text:style-name="T4">66px</text:span>; <text:span text:style-name="T2">height</text:span>: <text:span text:style-name="T4">66px</text:span>; <text:span text:style-name="T2">padding</text:span>: <text:span text:style-name="T4">10px</text:span>; }</text:p>
      <text:p text:style-name="P2"/>
      <text:p text:style-name="P1"><text:span text:style-name="T9">@keyframes</text:span> <text:span text:style-name="T2">bounceVertical</text:span> {</text:p>
      <text:p text:style-name="P1">0%, 50%, 100% { <text:span text:style-name="T2">transform</text:span>: <text:span text:style-name="T8">translateY</text:span>(<text:span text:style-name="T4">0</text:span>); }</text:p>
      <text:p text:style-name="P1">25% { <text:span text:style-name="T2">transform</text:span>: <text:span text:style-name="T8">translateY</text:span>(<text:span text:style-name="T4">-8px</text:span>); }</text:p>
      <text:p text:style-name="P1">75% { <text:span text:style-name="T2">transform</text:span>: <text:span text:style-name="T8">translateY</text:span>(<text:span text:style-name="T4">8px</text:span>); }</text:p>
      <text:p text:style-name="P1">}</text:p>
      <text:p text:style-name="P2"/>
      <text:p text:style-name="P1"><text:span text:style-name="T1">.footer-links-row</text:span> { <text:span text:style-name="T2">display</text:span>: <text:span text:style-name="T3">flex</text:span>; <text:span text:style-name="T2">justify-content</text:span>: <text:span text:style-name="T3">space-between</text:span>; <text:span text:style-name="T2">padding</text:span>: <text:span text:style-name="T4">60px</text:span>; }</text:p>
      <text:p text:style-name="P1"><text:span text:style-name="T1">.link-group</text:span> <text:span text:style-name="T1">h4</text:span>, <text:span text:style-name="T1">.newsletter-group</text:span> <text:span text:style-name="T1">h4</text:span> { <text:span text:style-name="T2">color</text:span>: <text:span text:style-name="T3">#fff</text:span>; <text:span text:style-name="T2">margin-bottom</text:span>: <text:span text:style-name="T4">20px</text:span>; <text:span text:style-name="T2">font-size</text:span>: <text:span text:style-name="T4">18px</text:span>; }</text:p>
      <text:p text:style-name="P1"><text:span text:style-name="T1">.link-group</text:span> <text:span text:style-name="T1">ul</text:span> { <text:span text:style-name="T2">list-style</text:span>: <text:span text:style-name="T3">none</text:span>; <text:span text:style-name="T2">display</text:span>: <text:span text:style-name="T3">flex</text:span>; <text:span text:style-name="T2">gap</text:span>: <text:span text:style-name="T4">20px</text:span>; }</text:p>
      <text:p text:style-name="P1"><text:span text:style-name="T1">.link-group</text:span> <text:span text:style-name="T1">ul</text:span> <text:span text:style-name="T1">li</text:span> <text:span text:style-name="T1">a</text:span> { <text:span text:style-name="T2">text-decoration</text:span>: <text:span text:style-name="T3">none</text:span>; <text:span text:style-name="T2">color</text:span>: <text:span text:style-name="T3">#666</text:span>; <text:span text:style-name="T2">font-size</text:span>: <text:span text:style-name="T4">15px</text:span>; <text:span text:style-name="T2">display</text:span>: <text:span text:style-name="T3">inline-block</text:span>; <text:span text:style-name="T2">transition</text:span>: transform <text:span text:style-name="T4">0.3s</text:span> <text:span text:style-name="T3">ease</text:span>, <text:span text:style-name="T3">color</text:span> <text:span text:style-name="T4">0.3s</text:span> <text:span text:style-name="T3">ease</text:span>; }</text:p>
      <text:p text:style-name="P1"><text:span text:style-name="T1">.link-group</text:span> <text:span text:style-name="T1">ul</text:span> <text:span text:style-name="T1">li</text:span> <text:span text:style-name="T1">a:hover</text:span> { <text:span text:style-name="T2">transform</text:span>: <text:span text:style-name="T8">scale</text:span>(<text:span text:style-name="T4">1.1</text:span>); <text:span text:style-name="T2">color</text:span>: <text:span text:style-name="T3">#fff</text:span>; }</text:p>
      <text:p text:style-name="P1"><text:span text:style-name="T1">.email-input</text:span> { <text:span text:style-name="T2">display</text:span>: <text:span text:style-name="T3">flex</text:span>; <text:span text:style-name="T2">background</text:span>: <text:span text:style-name="T3">#111</text:span>; <text:span text:style-name="T2">border</text:span>: <text:span text:style-name="T4">1px</text:span> <text:span text:style-name="T3">solid</text:span> <text:span text:style-name="T3">#222</text:span>; <text:span text:style-name="T2">padding</text:span>: <text:span text:style-name="T4">10px</text:span> <text:span text:style-name="T4">15px</text:span>; <text:span text:style-name="T2">border-radius</text:span>: <text:span text:style-name="T4">12px</text:span>; }</text:p>
      <text:p text:style-name="P1"><text:span text:style-name="T1">.email-input</text:span> <text:span text:style-name="T1">input</text:span> { <text:span text:style-name="T2">background</text:span>: <text:span text:style-name="T3">transparent</text:span>; <text:span text:style-name="T2">border</text:span>: <text:span text:style-name="T3">none</text:span>; <text:span text:style-name="T2">color</text:span>: <text:span text:style-name="T3">#fff</text:span>; <text:span text:style-name="T2">outline</text:span>: <text:span text:style-name="T3">none</text:span>; }</text:p>
      <text:p text:style-name="P1"><text:span text:style-name="T1">.email-input</text:span> <text:span text:style-name="T1">button</text:span> { <text:span text:style-name="T2">background</text:span>: <text:span text:style-name="T3">transparent</text:span>; <text:span text:style-name="T2">border</text:span>: <text:span text:style-name="T3">none</text:span>; <text:span text:style-name="T2">color</text:span>: <text:span text:style-name="T3">#AE9B84</text:span>; <text:span text:style-name="T2">font-size</text:span>: <text:span text:style-name="T4">20px</text:span>; <text:span text:style-name="T2">cursor</text:span>: <text:span text:style-name="T3">pointer</text:span>; }</text:p>
      <text:p text:style-name="P1"><text:span text:style-name="T1">.footer-bottom</text:span> { <text:span text:style-name="T2">padding</text:span>: <text:span text:style-name="T4">30px</text:span> <text:span text:style-name="T4">60px</text:span>; <text:span text:style-name="T2">border-top</text:span>: <text:span text:style-name="T4">1px</text:span> <text:span text:style-name="T3">dashed</text:span> <text:span text:style-name="T3">#333</text:span>; <text:span text:style-name="T2">display</text:span>: <text:span text:style-name="T3">flex</text:span>; <text:span text:style-name="T2">justify-content</text:span>: <text:span text:style-name="T3">space-between</text:span>; <text:span text:style-name="T2">color</text:span>: <text:span text:style-name="T3">#555</text:span>; <text:span text:style-name="T2">font-size</text:span>: <text:span text:style-name="T4">14px</text:span>; }</text:p>
      <text:p text:style-name="P1"><text:span text:style-name="T1">.legal-links</text:span> <text:span text:style-name="T1">a</text:span> { <text:span text:style-name="T2">color</text:span>: <text:span text:style-name="T3">#555</text:span>; <text:span text:style-name="T2">text-decoration</text:span>: <text:span text:style-name="T3">none</text:span>; <text:span text:style-name="T2">margin-left</text:span>: <text:span text:style-name="T4">20px</text:span>; }</text:p>
      <text:p text:style-name="P2"/>
      <text:p text:style-name="P3">/* ------------------------------------------------ */</text:p>
      <text:p text:style-name="P3">/* აქედან იწყება მხოლოდ რესპონსივი (დაამატე ბოლოში) */</text:p>
      <text:p text:style-name="P3">/* ------------------------------------------------ */</text:p>
      <text:p text:style-name="P2"/>
      <text:p text:style-name="P1"><text:span text:style-name="T9">@media</text:span> (<text:span text:style-name="T2">max-width</text:span>: <text:span text:style-name="T4">1200px</text:span>) {</text:p>
      <text:p text:style-name="P1"><text:span text:style-name="T1">.img-container</text:span> { <text:span text:style-name="T2">width</text:span>: <text:span text:style-name="T4">100%</text:span>; <text:span text:style-name="T2">height</text:span>: <text:span text:style-name="T3">auto</text:span>; <text:span text:style-name="T2">aspect-ratio</text:span>: <text:span text:style-name="T4">4</text:span>/<text:span text:style-name="T4">3</text:span>; }</text:p>
      <text:p text:style-name="P1"><text:span text:style-name="T1">.footer-logo</text:span> { <text:span text:style-name="T2">width</text:span>: <text:span text:style-name="T4">100%</text:span>; <text:span text:style-name="T2">max-width</text:span>: <text:span text:style-name="T4">400px</text:span>; <text:span text:style-name="T2">height</text:span>: <text:span text:style-name="T3">auto</text:span>; }</text:p>
      <text:p text:style-name="P1">}</text:p>
      <text:p text:style-name="P2"/>
      <text:p text:style-name="P1"><text:span text:style-name="T9">@media</text:span> (<text:span text:style-name="T2">max-width</text:span>: <text:span text:style-name="T4">768px</text:span>) {</text:p>
      <text:p text:style-name="P1"><text:span text:style-name="T1">.navbar</text:span> { <text:span text:style-name="T2">flex-direction</text:span>: <text:span text:style-name="T3">column</text:span>; <text:span text:style-name="T2">gap</text:span>: <text:span text:style-name="T4">20px</text:span>; <text:span text:style-name="T2">padding</text:span>: <text:span text:style-name="T4">20px</text:span>; }</text:p>
      <text:p text:style-name="P1"><text:span text:style-name="T1">.hero</text:span> { <text:span text:style-name="T2">height</text:span>: <text:span text:style-name="T4">400px</text:span>; <text:span text:style-name="T2">width</text:span>: <text:span text:style-name="T4">95%</text:span>; }</text:p>
      <text:p text:style-name="P1"><text:span text:style-name="T1">.stats-section</text:span> { <text:span text:style-name="T2">flex-direction</text:span>: <text:span text:style-name="T3">column</text:span>; }</text:p>
      <text:p text:style-name="P1"><text:span text:style-name="T1">.stats-grid</text:span>, <text:span text:style-name="T1">.features-grid</text:span>, <text:span text:style-name="T1">.products-grid</text:span>, <text:span text:style-name="T1">.faq-grid</text:span> { <text:span text:style-name="T2">grid-template-columns</text:span>: <text:span text:style-name="T4">1fr</text:span>; }</text:p>
      <text:p text:style-name="P1"><text:span text:style-name="T1">.stat-box</text:span>, <text:span text:style-name="T1">.feat-card</text:span>, <text:span text:style-name="T1">.product-card</text:span>, <text:span text:style-name="T1">.faq-item</text:span> { <text:span text:style-name="T2">border-right</text:span>: <text:span text:style-name="T3">none</text:span>; <text:span text:style-name="T2">padding</text:span>: <text:span text:style-name="T4">20px</text:span>; }</text:p>
      <text:p text:style-name="P1"><text:span text:style-name="T1">.collection-cta</text:span>, <text:span text:style-name="T1">.faq-cta</text:span> { <text:span text:style-name="T2">padding</text:span>: <text:span text:style-name="T4">40px</text:span> <text:span text:style-name="T4">20px</text:span>; <text:span text:style-name="T2">flex-direction</text:span>: <text:span text:style-name="T3">column</text:span>; <text:span text:style-name="T2">text-align</text:span>: <text:span text:style-name="T3">center</text:span>; }</text:p>
      <text:p text:style-name="P1"><text:span text:style-name="T1">.footer-container</text:span>, <text:span text:style-name="T1">.footer-links-row</text:span>, <text:span text:style-name="T1">.footer-bottom</text:span> { <text:span text:style-name="T2">flex-direction</text:span>: <text:span text:style-name="T3">column</text:span>; <text:span text:style-name="T2">text-align</text:span>: <text:span text:style-name="T3">center</text:span>; <text:span text:style-name="T2">gap</text:span>: <text:span text:style-name="T4">20px</text:span>; <text:span text:style-name="T2">padding</text:span>: <text:span text:style-name="T4">20px</text:span>; }</text:p>
      <text:p text:style-name="P1"><text:span text:style-name="T1">.link-group</text:span> <text:span text:style-name="T1">ul</text:span> { <text:span text:style-name="T2">justify-content</text:span>: <text:span text:style-name="T3">center</text:span>; }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1:21:27.903452506</meta:creation-date>
    <dc:date>2026-02-06T22:23:23.943936116</dc:date>
    <meta:editing-duration>PT51M44S</meta:editing-duration>
    <meta:editing-cycles>1</meta:editing-cycles>
    <meta:document-statistic meta:table-count="0" meta:image-count="0" meta:object-count="0" meta:page-count="9" meta:paragraph-count="365" meta:word-count="1891" meta:character-count="16504" meta:non-whitespace-character-count="14954"/>
    <meta:generator>LibreOffice/24.2.7.2$Linux_X86_64 LibreOffice_project/420$Build-2</meta:generator>
  </office:meta>
</office:document-meta>
</file>